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f91" officeooo:paragraph-rsid="0016f3ce"/>
    </style:style>
    <style:style style:name="P2" style:family="paragraph" style:parent-style-name="Standard">
      <style:text-properties officeooo:rsid="0014df91" officeooo:paragraph-rsid="0017625a"/>
    </style:style>
    <style:style style:name="P3" style:family="paragraph" style:parent-style-name="Standard">
      <style:text-properties officeooo:rsid="0014df91" officeooo:paragraph-rsid="0022ecbe"/>
    </style:style>
    <style:style style:name="P4" style:family="paragraph" style:parent-style-name="Standard">
      <style:text-properties fo:font-weight="bold" officeooo:rsid="001341a1" officeooo:paragraph-rsid="001341a1" style:font-weight-asian="bold" style:font-weight-complex="bold"/>
    </style:style>
    <style:style style:name="P5" style:family="paragraph" style:parent-style-name="Standard">
      <style:text-properties fo:font-weight="bold" officeooo:rsid="001a8b51" officeooo:paragraph-rsid="001a8b51" style:font-weight-asian="bold" style:font-weight-complex="bold"/>
    </style:style>
    <style:style style:name="P6" style:family="paragraph" style:parent-style-name="Standard">
      <style:text-properties fo:font-weight="bold" officeooo:rsid="001aa918" officeooo:paragraph-rsid="001aa918" style:font-weight-asian="bold" style:font-weight-complex="bold"/>
    </style:style>
    <style:style style:name="P7" style:family="paragraph" style:parent-style-name="Standard">
      <style:text-properties fo:font-weight="bold" officeooo:rsid="001b98df" officeooo:paragraph-rsid="001b98df" style:font-weight-asian="bold" style:font-weight-complex="bold"/>
    </style:style>
    <style:style style:name="P8" style:family="paragraph" style:parent-style-name="Standard">
      <style:text-properties fo:font-weight="bold" officeooo:rsid="001bc52b" officeooo:paragraph-rsid="001bc52b" style:font-weight-asian="bold" style:font-weight-complex="bold"/>
    </style:style>
    <style:style style:name="P9" style:family="paragraph" style:parent-style-name="Standard">
      <style:text-properties fo:font-weight="bold" officeooo:rsid="001c3b50" officeooo:paragraph-rsid="001c3b50" style:font-weight-asian="bold" style:font-weight-complex="bold"/>
    </style:style>
    <style:style style:name="P10" style:family="paragraph" style:parent-style-name="Standard">
      <style:text-properties fo:font-weight="bold" officeooo:rsid="001eadd8" officeooo:paragraph-rsid="001eadd8" style:font-weight-asian="bold" style:font-weight-complex="bold"/>
    </style:style>
    <style:style style:name="P11" style:family="paragraph" style:parent-style-name="Standard">
      <style:text-properties fo:font-weight="bold" officeooo:rsid="0023def0" officeooo:paragraph-rsid="0023def0" style:font-weight-asian="bold" style:font-weight-complex="bold"/>
    </style:style>
    <style:style style:name="P12" style:family="paragraph" style:parent-style-name="Standard">
      <style:text-properties officeooo:rsid="0017625a" officeooo:paragraph-rsid="0017625a"/>
    </style:style>
    <style:style style:name="P13" style:family="paragraph" style:parent-style-name="Standard">
      <style:text-properties officeooo:rsid="0018ea62" officeooo:paragraph-rsid="0018ea62"/>
    </style:style>
    <style:style style:name="P14" style:family="paragraph" style:parent-style-name="Standard">
      <style:text-properties officeooo:rsid="001a8b51" officeooo:paragraph-rsid="001a8b51"/>
    </style:style>
    <style:style style:name="P15" style:family="paragraph" style:parent-style-name="Standard">
      <style:text-properties officeooo:rsid="001eadd8" officeooo:paragraph-rsid="001eadd8"/>
    </style:style>
    <style:style style:name="P16" style:family="paragraph" style:parent-style-name="Standard">
      <style:text-properties officeooo:rsid="00221e20" officeooo:paragraph-rsid="00221e20"/>
    </style:style>
    <style:style style:name="P17" style:family="paragraph" style:parent-style-name="Standard">
      <style:text-properties fo:font-weight="normal" officeooo:rsid="0023def0" officeooo:paragraph-rsid="002625d2" style:font-weight-asian="normal" style:font-weight-complex="normal"/>
    </style:style>
    <style:style style:name="P18" style:family="paragraph" style:parent-style-name="Standard">
      <style:text-properties fo:font-weight="normal" officeooo:rsid="002625d2" officeooo:paragraph-rsid="002625d2" style:font-weight-asian="normal" style:font-weight-complex="normal"/>
    </style:style>
    <style:style style:name="P19" style:family="paragraph" style:parent-style-name="Standard">
      <style:text-properties fo:font-weight="normal" officeooo:rsid="002782d1" officeooo:paragraph-rsid="002782d1" style:font-weight-asian="normal" style:font-weight-complex="normal"/>
    </style:style>
    <style:style style:name="P20" style:family="paragraph" style:parent-style-name="Text_20_body">
      <style:text-properties fo:font-weight="bold" officeooo:rsid="001c3b50" officeooo:paragraph-rsid="001c3b50" style:font-weight-asian="bold" style:font-weight-complex="bold"/>
    </style:style>
    <style:style style:name="P21" style:family="paragraph" style:parent-style-name="Text_20_body">
      <style:text-properties fo:font-weight="bold" officeooo:rsid="001df11b" officeooo:paragraph-rsid="001df11b" style:font-weight-asian="bold" style:font-weight-complex="bold"/>
    </style:style>
    <style:style style:name="P22" style:family="paragraph" style:parent-style-name="Text_20_body">
      <style:text-properties fo:font-weight="normal" officeooo:rsid="001df11b" officeooo:paragraph-rsid="001df11b" style:font-weight-asian="normal" style:font-weight-complex="normal"/>
    </style:style>
    <style:style style:name="P23" style:family="paragraph" style:parent-style-name="Heading_20_1">
      <style:text-properties fo:font-weight="bold" officeooo:rsid="001c3b50" officeooo:paragraph-rsid="001c3b50" style:font-weight-asian="bold" style:font-weight-complex="bold"/>
    </style:style>
    <style:style style:name="P24" style:family="paragraph" style:parent-style-name="Standard" style:list-style-name="L1">
      <style:text-properties officeooo:rsid="001341a1" officeooo:paragraph-rsid="001341a1"/>
    </style:style>
    <style:style style:name="P25" style:family="paragraph" style:parent-style-name="Standard" style:list-style-name="L1">
      <style:text-properties officeooo:rsid="0014df91" officeooo:paragraph-rsid="0014df91"/>
    </style:style>
    <style:style style:name="P26" style:family="paragraph" style:parent-style-name="Standard" style:list-style-name="L1">
      <style:text-properties officeooo:rsid="0014df91" officeooo:paragraph-rsid="001531f4"/>
    </style:style>
    <style:style style:name="P27" style:family="paragraph" style:parent-style-name="Standard" style:list-style-name="L1">
      <style:text-properties officeooo:rsid="0014df91" officeooo:paragraph-rsid="0015551d"/>
    </style:style>
    <style:style style:name="P28" style:family="paragraph" style:parent-style-name="Standard" style:list-style-name="L2">
      <style:text-properties officeooo:rsid="0014df91" officeooo:paragraph-rsid="0016f3ce"/>
    </style:style>
    <style:style style:name="P29" style:family="paragraph" style:parent-style-name="Standard">
      <style:text-properties officeooo:rsid="0014df91" officeooo:paragraph-rsid="002be8a3"/>
    </style:style>
    <style:style style:name="P30" style:family="paragraph" style:parent-style-name="Standard">
      <style:text-properties officeooo:rsid="0014df91" officeooo:paragraph-rsid="0016f3ce"/>
    </style:style>
    <style:style style:name="P31" style:family="paragraph" style:parent-style-name="Standard">
      <style:text-properties officeooo:rsid="001eeff6" officeooo:paragraph-rsid="00221e20"/>
    </style:style>
    <style:style style:name="P32" style:family="paragraph" style:parent-style-name="Standard">
      <style:text-properties fo:font-weight="normal" officeooo:rsid="001aa918" officeooo:paragraph-rsid="001aa918" style:font-weight-asian="normal" style:font-weight-complex="normal"/>
    </style:style>
    <style:style style:name="P33" style:family="paragraph" style:parent-style-name="Standard">
      <style:text-properties fo:font-weight="normal" officeooo:rsid="001b98df" officeooo:paragraph-rsid="001b98df" style:font-weight-asian="normal" style:font-weight-complex="normal"/>
    </style:style>
    <style:style style:name="P34" style:family="paragraph" style:parent-style-name="Standard">
      <style:text-properties fo:font-weight="normal" officeooo:rsid="001bc52b" officeooo:paragraph-rsid="001bc52b" style:font-weight-asian="normal" style:font-weight-complex="normal"/>
    </style:style>
    <style:style style:name="P35" style:family="paragraph" style:parent-style-name="Standard">
      <style:text-properties fo:font-weight="normal" officeooo:rsid="001c3b50" officeooo:paragraph-rsid="001c3b50" style:font-weight-asian="normal" style:font-weight-complex="normal"/>
    </style:style>
    <style:style style:name="P36" style:family="paragraph" style:parent-style-name="Standard" style:list-style-name="L3">
      <style:text-properties fo:font-weight="normal" officeooo:rsid="0026abc3" officeooo:paragraph-rsid="002625d2" style:font-weight-asian="normal" style:font-weight-complex="normal"/>
    </style:style>
    <style:style style:name="P37" style:family="paragraph" style:parent-style-name="Standard" style:list-style-name="L3">
      <style:text-properties fo:font-weight="normal" officeooo:rsid="0026abc3" officeooo:paragraph-rsid="0026abc3" style:font-weight-asian="normal" style:font-weight-complex="normal"/>
    </style:style>
    <style:style style:name="P38" style:family="paragraph" style:parent-style-name="Standard" style:list-style-name="L3">
      <style:text-properties fo:font-weight="normal" officeooo:rsid="0026cb7c" officeooo:paragraph-rsid="0026cb7c" style:font-weight-asian="normal" style:font-weight-complex="normal"/>
    </style:style>
    <style:style style:name="P39" style:family="paragraph" style:parent-style-name="Standard" style:list-style-name="L3">
      <style:text-properties fo:font-weight="normal" officeooo:rsid="00274759" officeooo:paragraph-rsid="00274759" style:font-weight-asian="normal" style:font-weight-complex="normal"/>
    </style:style>
    <style:style style:name="P40" style:family="paragraph" style:parent-style-name="Standard">
      <style:text-properties fo:font-weight="normal" officeooo:rsid="00259831" officeooo:paragraph-rsid="002625d2" style:font-weight-asian="normal" style:font-weight-complex="normal"/>
    </style:style>
    <style:style style:name="P41" style:family="paragraph" style:parent-style-name="Standard">
      <style:text-properties fo:font-weight="normal" officeooo:rsid="002782d1" officeooo:paragraph-rsid="002782d1" style:font-weight-asian="normal" style:font-weight-complex="normal"/>
    </style:style>
    <style:style style:name="P42" style:family="paragraph" style:parent-style-name="Standard">
      <style:text-properties fo:font-weight="normal" officeooo:rsid="00291f9e" officeooo:paragraph-rsid="00291f9e" style:font-weight-asian="normal" style:font-weight-complex="normal"/>
    </style:style>
    <style:style style:name="P43" style:family="paragraph" style:parent-style-name="Standard">
      <style:text-properties fo:font-weight="normal" officeooo:rsid="002a45f4" officeooo:paragraph-rsid="002a45f4" style:font-weight-asian="normal" style:font-weight-complex="normal"/>
    </style:style>
    <style:style style:name="P44" style:family="paragraph" style:parent-style-name="Standard">
      <style:text-properties fo:font-weight="normal" officeooo:rsid="002ad693" officeooo:paragraph-rsid="002ad693" style:font-weight-asian="normal" style:font-weight-complex="normal"/>
    </style:style>
    <style:style style:name="P45" style:family="paragraph" style:parent-style-name="Standard" style:list-style-name="L3">
      <style:text-properties officeooo:rsid="0026abc3" officeooo:paragraph-rsid="0026abc3"/>
    </style:style>
    <style:style style:name="P46" style:family="paragraph" style:parent-style-name="Standard">
      <style:text-properties officeooo:rsid="002be8a3" officeooo:paragraph-rsid="002be8a3"/>
    </style:style>
    <style:style style:name="T1" style:family="text">
      <style:text-properties fo:font-weight="bold"/>
    </style:style>
    <style:style style:name="T2" style:family="text">
      <style:text-properties fo:font-style="normal" fo:font-weight="bold" officeooo:rsid="0016f3ce" style:font-style-asian="normal" style:font-weight-asian="bold" style:font-style-complex="normal" style:font-weight-complex="bold"/>
    </style:style>
    <style:style style:name="T3" style:family="text">
      <style:text-properties fo:font-style="normal" fo:font-weight="bold" officeooo:rsid="0017625a" style:font-style-asian="normal" style:font-weight-asian="bold" style:font-style-complex="normal" style:font-weight-complex="bold"/>
    </style:style>
    <style:style style:name="T4" style:family="text">
      <style:text-properties fo:font-style="normal" fo:font-weight="bold" officeooo:rsid="002be8a3"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531f4" style:font-style-asian="normal" style:font-weight-asian="normal" style:font-style-complex="normal" style:font-weight-complex="normal"/>
    </style:style>
    <style:style style:name="T7" style:family="text">
      <style:text-properties fo:font-style="normal" fo:font-weight="normal" officeooo:rsid="0015551d" style:font-style-asian="normal" style:font-weight-asian="normal" style:font-style-complex="normal" style:font-weight-complex="normal"/>
    </style:style>
    <style:style style:name="T8" style:family="text">
      <style:text-properties fo:font-style="normal" fo:font-weight="normal" officeooo:rsid="0016f3ce" style:font-style-asian="normal" style:font-weight-asian="normal" style:font-style-complex="normal" style:font-weight-complex="normal"/>
    </style:style>
    <style:style style:name="T9" style:family="text">
      <style:text-properties fo:font-style="normal" fo:font-weight="normal" officeooo:rsid="0017625a" style:font-style-asian="normal" style:font-weight-asian="normal" style:font-style-complex="normal" style:font-weight-complex="normal"/>
    </style:style>
    <style:style style:name="T10" style:family="text">
      <style:text-properties fo:font-style="normal" fo:font-weight="normal" officeooo:rsid="0022ecbe" style:font-style-asian="normal" style:font-weight-asian="normal" style:font-style-complex="normal" style:font-weight-complex="normal"/>
    </style:style>
    <style:style style:name="T11" style:family="text">
      <style:text-properties fo:font-style="normal" fo:font-weight="normal" officeooo:rsid="002be8a3" style:font-style-asian="normal" style:font-weight-asian="normal" style:font-style-complex="normal" style:font-weight-complex="normal"/>
    </style:style>
    <style:style style:name="T12" style:family="text">
      <style:text-properties fo:font-style="normal" officeooo:rsid="002be8a3" style:font-style-asian="normal" style:font-style-complex="normal"/>
    </style:style>
    <style:style style:name="T13" style:family="text">
      <style:text-properties fo:font-style="normal" style:text-underline-style="solid" style:text-underline-width="auto" style:text-underline-color="font-color" fo:font-weight="bold" officeooo:rsid="002be8a3"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6cb7c" style:font-weight-asian="normal" style:font-weight-complex="normal"/>
    </style:style>
    <style:style style:name="T16" style:family="text">
      <style:text-properties officeooo:rsid="001eef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ress website:</text:p>
      <text:list xml:id="list5472760745895819423" text:style-name="L1">
        <text:list-item>
          <text:p text:style-name="P24">whenever we installed the express framework it will automatically create the app.js file</text:p>
        </text:list-item>
        <text:list-item>
          <text:p text:style-name="P24">In the app.js I create the link to routes files.</text:p>
        </text:list-item>
        <text:list-item>
          <text:p text:style-name="P24">In the routes file I understand the difference between send and render menthod</text:p>
          <text:p text:style-name="P24"><text:a xlink:type="simple" xlink:href="http://stackoverflow.com/questions/30847070/res-send-and-res-render-calls">http://stackoverflow.com/questions/30847070/res-send-and-res-render-calls</text:a></text:p>
        </text:list-item>
        <text:list-item>
          <text:p text:style-name="P25">here there is problem I faced is when the using the nodemailer concepts</text:p>
          <text:p text:style-name="P25"><text:a xlink:type="simple" xlink:href="https://www.npmjs.com/package/nodemailer"><text:span text:style-name="Citation">https://www.</text:span></text:a><text:a xlink:type="simple" xlink:href="https://www.npmjs.com/package/nodemailer"><text:span text:style-name="Citation"><text:span text:style-name="T1">npm</text:span></text:span></text:a><text:a xlink:type="simple" xlink:href="https://www.npmjs.com/package/nodemailer"><text:span text:style-name="Citation">js.com/package/</text:span></text:a><text:a xlink:type="simple" xlink:href="https://www.npmjs.com/package/nodemailer"><text:span text:style-name="Citation"><text:span text:style-name="T1">nodemailer</text:span></text:span></text:a></text:p>
        </text:list-item>
        <text:list-item>
          <text:p text:style-name="P25"><text:span text:style-name="Citation"><text:span text:style-name="T5">In the view engine setup we must provide the formats of views files like html,jade,etc....without the format it will throw the error.</text:span></text:span></text:p>
        </text:list-item>
        <text:list-item>
          <text:p text:style-name="P25"><text:span text:style-name="Citation"><text:span text:style-name="T5">By use </text:span></text:span><text:span text:style-name="Citation"><text:span text:style-name="T6">the routes file index.js file must be render the home page.the path of the index file is may be anything like(/,/home,/etc...)</text:span></text:span></text:p>
        </text:list-item>
        <text:list-item>
          <text:p text:style-name="P26"><text:span text:style-name="Citation"><text:span text:style-name="T6">about file that will redirect to the about.jade file .so what are all the informations present inside the file that will execute.</text:span></text:span></text:p>
        </text:list-item>
        <text:list-item>
          <text:p text:style-name="P26"><text:span text:style-name="Citation"><text:span text:style-name="T6">The contact.js file has the post method and the path will be specified. it will redirect to the home page once the nodemailer has been executed and contact page was render before the nodemailer.</text:span></text:span></text:p>
        </text:list-item>
        <text:list-item>
          <text:p text:style-name="P27"><text:span text:style-name="Citation"><text:span text:style-name="T7">When we want to specify the title of the page then use render with title tag</text:span></text:span></text:p>
        </text:list-item>
      </text:list>
      <text:p text:style-name="P29"><text:span text:style-name="Citation"><text:span text:style-name="T13">callback function:</text:span></text:span></text:p>
      <text:p text:style-name="P46">fun main(callback)</text:p>
      <text:p text:style-name="P46">{<text:line-break/>var data=”hello”;</text:p>
      <text:p text:style-name="P46">callback(data);</text:p>
      <text:p text:style-name="P46">}</text:p>
      <text:p text:style-name="P46">main.function(a)</text:p>
      <text:p text:style-name="P46">{</text:p>
      <text:p text:style-name="P46">console.log(a)</text:p>
      <text:p text:style-name="P46">}</text:p>
      <text:p text:style-name="P46"/>
      <text:p text:style-name="P46">output:</text:p>
      <text:p text:style-name="P46">the output must be :hello</text:p>
      <text:p text:style-name="P1"><text:span text:style-name="Citation"><text:span text:style-name="T2">user login system:</text:span></text:span></text:p>
      <text:list xml:id="list8224867983119980223" text:style-name="L2">
        <text:list-item>
          <text:p text:style-name="P28"><text:span text:style-name="Citation"><text:span text:style-name="T8">when use the uploades destination it will throe the error.so I can rectify it by below link</text:span></text:span></text:p>
          <text:p text:style-name="P28"><text:a xlink:type="simple" xlink:href="http://stackoverflow.com/questions/31496100/cannot-app-usemulter-requires-middleware-function-error"><text:span text:style-name="Citation"><text:span text:style-name="T8">http://stackoverflow.com/questions/31496100/cannot-app-usemulter-requires-middleware-function-error</text:span></text:span></text:a></text:p>
        </text:list-item>
      </text:list>
      <text:p text:style-name="P10">errors:</text:p>
      <text:p text:style-name="P15"/>
      <text:p text:style-name="P15">Error: Module version mismatch. </text:p>
      <text:p text:style-name="P16">Solution:when I research on this error I found many things ,and I got confused with the error but ,i just do the <text:span text:style-name="T16">change </text:span>in package.json file with previous version of <text:span text:style-name="T16">bcrypt </text:span>and the error was not showing</text:p>
      <text:p text:style-name="P31">bcryptjs": "^2.3.0",</text:p>
      <text:p text:style-name="P1"/>
      <text:p text:style-name="P1"><text:span text:style-name="Citation"><text:span text:style-name="T8"/></text:span></text:p>
      <text:p text:style-name="P2"><text:span text:style-name="Citation"><text:span text:style-name="T3">portfolio app:</text:span></text:span></text:p>
      <text:p text:style-name="P2"><text:span text:style-name="Citation"><text:span text:style-name="T3"/></text:span></text:p>
      <text:p text:style-name="P2"><text:span text:style-name="Citation"><text:span text:style-name="T9">ERROR 1045 (28000): Access denied for user 'root'@'localhost' (using password: YES) </text:span></text:span></text:p>
      <text:p text:style-name="P2"><text:span text:style-name="Citation"><text:span text:style-name="T9">while installing the mysql database it will throw above error.</text:span></text:span></text:p>
      <text:p text:style-name="P2"><text:span text:style-name="Citation"><text:span text:style-name="T9">It will recovered by the following commends</text:span></text:span></text:p>
      <text:p text:style-name="P2"/>
      <text:p text:style-name="P3"><text:soft-page-break/><text:span text:style-name="Citation"><text:span text:style-name="T10">solution:</text:span></text:span></text:p>
      <text:p text:style-name="P2"><text:span text:style-name="Citation"><text:span text:style-name="T9">sudo apt-get remove --purge mysql-server mysql-client mysql-common </text:span></text:span></text:p>
      <text:p text:style-name="P2"/>
      <text:p text:style-name="P2"><text:span text:style-name="Citation"><text:span text:style-name="T9">sudo apt-get autoremove</text:span></text:span></text:p>
      <text:p text:style-name="P2"/>
      <text:p text:style-name="P2"><text:span text:style-name="Citation"><text:span text:style-name="T9">sudo apt-get autoclean</text:span></text:span></text:p>
      <text:p text:style-name="P2"/>
      <text:p text:style-name="P12">sudo apt install mysql-server</text:p>
      <text:p text:style-name="P12"/>
      <text:p text:style-name="P12"/>
      <text:p text:style-name="P12">after that it will ask the root user password.give the password and type the below commend</text:p>
      <text:p text:style-name="P12"/>
      <text:p text:style-name="P12">mysql -u root -p</text:p>
      <text:p text:style-name="P12"/>
      <text:p text:style-name="P12">now we create the database</text:p>
      <text:p text:style-name="P12"/>
      <text:p text:style-name="P13">while creating the table it will throw the below error</text:p>
      <text:p text:style-name="P13"/>
      <text:p text:style-name="P13">ERROR 1064 (42000): You have an error in your SQL syntax; check the manual that corresponds to your MySQL server version for the right syntax to use near 'use portfolio CREATE TABLE `portfolio`.`projects` ( `id` INT(11) NOT NULL AUTO_I' at line 1 </text:p>
      <text:p text:style-name="P13">and it will solve by </text:p>
      <text:p text:style-name="P14"><text:a xlink:type="simple" xlink:href="https://www.digitalocean.com/community/tutorials/how-to-create-a-table-in-mysql-and-mariadb-on-an-ubuntu-cloud-server">https://www.digitalocean.com/community/tutorials/how-to-create-a-table-in-mysql-and-mariadb-on-an-ubuntu-cloud-server</text:a></text:p>
      <text:p text:style-name="P14"/>
      <text:p text:style-name="P5">innodb</text:p>
      <text:p text:style-name="P5"><text:a xlink:type="simple" xlink:href="http://dev.mysql.com/doc/refman/5.7/en/innodb-introduction.html"><text:span text:style-name="T14">http://dev.mysql.com/doc/refman/5.7/en/innodb-introduction.html</text:span></text:a></text:p>
      <text:p text:style-name="P5"/>
      <text:p text:style-name="P5"/>
      <text:p text:style-name="P32">when execute the npm start it will throw the below error</text:p>
      <text:p text:style-name="P32">Error: Cannot find module 'mysql' </text:p>
      <text:p text:style-name="P6"/>
      <text:p text:style-name="P6"><text:a xlink:type="simple" xlink:href="http://stackoverflow.com/questions/20180995/error-cannot-find-module-mysql"><text:span text:style-name="T14">http://stackoverflow.com/questions/20180995/error-cannot-find-module-mysql</text:span></text:a></text:p>
      <text:p text:style-name="P6"/>
      <text:p text:style-name="P7">error:</text:p>
      <text:p text:style-name="P33">TypeError: app.use() requires middleware functions </text:p>
      <text:p text:style-name="P7"/>
      <text:p text:style-name="P7"><text:a xlink:type="simple" xlink:href="http://stackoverflow.com/questions/31656178/typeerror-app-use-requires-middleware-function"><text:span text:style-name="T14">http://stackoverflow.com/questions/31656178/typeerror-app-use-requires-middleware-function</text:span></text:a></text:p>
      <text:p text:style-name="P7"/>
      <text:p text:style-name="P34">moment package:</text:p>
      <text:p text:style-name="P8"><text:a xlink:type="simple" xlink:href="https://www.npmjs.com/package/moment"><text:span text:style-name="T14">https://www.npmjs.com/package/moment</text:span></text:a></text:p>
      <text:p text:style-name="P8"/>
      <text:p text:style-name="P35">Error: connect ETIMEDOUT </text:p>
      <text:p text:style-name="P35"/>
      <text:p text:style-name="P9"><text:a xlink:type="simple" xlink:href="http://stackoverflow.com/questions/23632914/how-to-handle-etimedout-error">http://stackoverflow.com/questions/23632914/how-to-handle-etimedout-error</text:a></text:p>
      <text:p text:style-name="P9">here instead of using the 172.12.1.1 by using localhost</text:p>
      <text:h text:style-name="P23" text:outline-level="1"><text:soft-page-break/>Cannot read property 'projectimage' of undefined</text:h>
      <text:p text:style-name="P20"/>
      <text:p text:style-name="P20"/>
      <text:p text:style-name="P21">INSERT INTO projects SET ?'</text:p>
      <text:p text:style-name="P21"/>
      <text:p text:style-name="P22">? meaning is reduce all the code in the insert of the query .</text:p>
      <text:p text:style-name="P35"/>
      <text:p text:style-name="P33"/>
      <text:p text:style-name="P11">Elearning:</text:p>
      <text:list xml:id="list7545527181718488587" text:style-name="L3">
        <text:list-header>
          <text:p text:style-name="P36">concepts:</text:p>
        </text:list-header>
        <text:list-item>
          <text:p text:style-name="P37">the app.js file will include all the files inside the routes ,models,views</text:p>
        </text:list-item>
        <text:list-item>
          <text:p text:style-name="P37">the path of the each file will be created</text:p>
        </text:list-item>
        <text:list-item>
          <text:p text:style-name="P45"><text:span text:style-name="T14">the routes file contain the </text:span><text:span text:style-name="T15">5 js files</text:span></text:p>
          <text:p text:style-name="P38">index.js:</text:p>
        </text:list-item>
        <text:list-item>
          <text:p text:style-name="P38">it is the home page and the path is '/' it will render index.handlebars</text:p>
          <text:p text:style-name="P38">classes.js</text:p>
        </text:list-item>
        <text:list-item>
          <text:p text:style-name="P38">it will render all the handlebars files by using the getclass(),getclassbyid() methods </text:p>
        </text:list-item>
        <text:list-item>
          <text:p text:style-name="P38">it will render classes/details <text:s text:c="6"/>classes/lesson <text:s text:c="4"/></text:p>
        </text:list-item>
        <text:list-item>
          <text:p text:style-name="P38">after that it will redirect to the home page</text:p>
          <text:p text:style-name="P38">instructors.js</text:p>
        </text:list-item>
        <text:list-item>
          <text:p text:style-name="P38">it is the file for instructors informations</text:p>
        </text:list-item>
        <text:list-item>
          <text:p text:style-name="P38">it will render the all the handlebars file inside the instructors views file</text:p>
        </text:list-item>
        <text:list-item>
          <text:p text:style-name="P38">once it executed it will redirect to the home page</text:p>
          <text:p text:style-name="P38">student.js</text:p>
        </text:list-item>
        <text:list-item>
          <text:p text:style-name="P38">its for students informations</text:p>
        </text:list-item>
        <text:list-item>
          <text:p text:style-name="P38">it will render inside the students view file and redirect to home page</text:p>
          <text:p text:style-name="P38">user.js</text:p>
        </text:list-item>
        <text:list-item>
          <text:p text:style-name="P39">its contains the sign up and login informations</text:p>
        </text:list-item>
        <text:list-item>
          <text:p text:style-name="P39">and its will render inside the users views folder</text:p>
        </text:list-item>
        <text:list-item>
          <text:p text:style-name="P39">when the new user will signup it will get all the informations like name,password etc.</text:p>
          <text:p text:style-name="P39">the above 5 are all the routes files.</text:p>
          <text:p text:style-name="P39">Models</text:p>
        </text:list-item>
        <text:list-item>
          <text:p text:style-name="P39">here we will define the database structures of the following routes files</text:p>
          <text:p text:style-name="P39">1.class.js</text:p>
          <text:p text:style-name="P39">2.instructor.js</text:p>
          <text:p text:style-name="P39">3.student.js</text:p>
          <text:p text:style-name="P39">4.user.js</text:p>
        </text:list-item>
      </text:list>
      <text:p text:style-name="P17"/>
      <text:p text:style-name="P17"/>
      <text:p text:style-name="P17"/>
      <text:p text:style-name="P17"><text:soft-page-break/></text:p>
      <text:p text:style-name="P40">express-mesages sending from <text:s/>messages to html.</text:p>
      <text:p text:style-name="P18">Error:<text:line-break/>the correct home page was not displayed due to some layout problem.</text:p>
      <text:p text:style-name="P19">Solution:</text:p>
      <text:p text:style-name="P19">when we link all the layouts inside the views only we can correct it this problem.</text:p>
      <text:p text:style-name="P19"/>
      <text:p text:style-name="P19"/>
      <text:p text:style-name="P42">Find a doctor:</text:p>
      <text:p text:style-name="P42">Error: Trying to open unclosed connection.</text:p>
      <text:p text:style-name="P42">solution:</text:p>
      <text:p text:style-name="P42"><text:span text:style-name="Source_20_Text">connect()</text:span> opens the default connection to the db. Since you want two different connections, use <text:span text:style-name="Source_20_Text">createConnection()</text:span>.</text:p>
      <text:p text:style-name="P42"/>
      <text:p text:style-name="P42"/>
      <text:p text:style-name="P43">Mongoose: mpromise (mongoose's default promise library) is deprecated, plug in your own promise library instead: <text:a xlink:type="simple" xlink:href="http://mongoosejs.com/docs/promises.html">http://mongoosejs.com/docs/promises.html</text:a></text:p>
      <text:p text:style-name="P43"/>
      <text:p text:style-name="P44">form validation:</text:p>
      <text:p text:style-name="P44">https://www.npmjs.com/package/form-vali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18:46:10.367523410</meta:creation-date>
    <dc:date>2017-01-11T18:32:02.879473212</dc:date>
    <meta:editing-duration>PT10H5M14S</meta:editing-duration>
    <meta:editing-cycles>23</meta:editing-cycles>
    <meta:generator>LibreOffice/4.2.8.2$Linux_X86_64 LibreOffice_project/420m0$Build-2</meta:generator>
    <meta:document-statistic meta:table-count="0" meta:image-count="0" meta:object-count="0" meta:page-count="4" meta:paragraph-count="102" meta:word-count="755" meta:character-count="5066" meta:non-whitespace-character-count="4432"/>
  </office:meta>
</office:document-meta>
</file>